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Ultrafine_20_Dashed" svg:stroke-color="#000000" draw:textarea-horizontal-align="justify" draw:textarea-vertical-align="middle" draw:auto-grow-height="false"/>
    </style:style>
    <style:style style:name="gr3" style:family="graphic" style:parent-style-name="objectwithoutfill">
      <style:graphic-properties svg:stroke-color="#000000" draw:marker-end="Triangle_20_unfilled" draw:marker-end-width="0.356cm" draw:fill="none" draw:textarea-vertical-align="middle"/>
    </style:style>
    <style:style style:name="gr4" style:family="graphic" style:parent-style-name="objectwithoutfill">
      <style:graphic-properties draw:stroke="dash" draw:stroke-dash="Ultrafine_20_Dashed" svg:stroke-color="#000000" draw:marker-end="Arrow" draw:marker-end-width="0.203cm" draw:fill="none" draw:textarea-vertical-align="middle"/>
    </style:style>
    <style:style style:name="gr5" style:family="graphic" style:parent-style-name="objectwithoutfill">
      <style:graphic-properties svg:stroke-color="#000000" draw:marker-end="Square_20_45_20_unfilled" draw:marker-end-width="0.406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7cm" fo:min-width="0cm"/>
    </style:style>
    <style:style style:name="gr7" style:family="graphic" style:parent-style-name="standard">
      <style:graphic-properties draw:stroke="dash" draw:stroke-dash="Ultrafine_20_Dashed" svg:stroke-color="#000000" draw:fill="none" draw:fill-color="#ffffff" fo:min-height="1.147cm"/>
    </style:style>
    <style:style style:name="gr8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004cm"/>
    </style:style>
    <style:style style:name="gr12" style:family="graphic" style:parent-style-name="standard">
      <style:graphic-properties draw:stroke="none" svg:stroke-color="#000000" draw:fill="none" draw:fill-color="#ffffff" fo:min-height="1.076cm"/>
    </style:style>
    <style:style style:name="gr13" style:family="graphic" style:parent-style-name="standard">
      <style:graphic-properties draw:stroke="none" svg:stroke-color="#000000" draw:fill="none" draw:fill-color="#ffffff" fo:min-height="2.219cm"/>
    </style:style>
    <style:style style:name="gr14" style:family="graphic" style:parent-style-name="standard">
      <style:graphic-properties draw:stroke="none" svg:stroke-color="#000000" draw:fill="none" draw:fill-color="#ffffff" fo:min-height="1.296cm"/>
    </style:style>
    <style:style style:name="P1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556cm" svg:height="1.27cm" svg:x="4.302cm" svg:y="2.905cm">
          <text:p text:style-name="P1"><text:span text:style-name="T1">JFram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5.715cm" svg:height="2.921cm" svg:x="9.89cm" svg:y="1.508cm">
          <text:p text:style-name="P2"><text:span text:style-name="T2">public MainWindow() {</text:span></text:p>
          <text:p text:style-name="P2"><text:span text:style-name="T2"><text:s text:c="3"/></text:span><text:span text:style-name="T2">initComponents();</text:span></text:p>
          <text:p text:style-name="P2"><text:span text:style-name="T2"><text:s text:c="3"/></text:span><text:span text:style-name="T2">setSize(640,360);</text:span></text:p>
          <text:p text:style-name="P2"><text:span text:style-name="T2"><text:s text:c="3"/></text:span><text:span text:style-name="T2">setResizable(false);</text:span></text:p>
          <text:p text:style-name="P2"><text:span text:style-name="T2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" draw:id="id1" draw:layer="layout" svg:width="3.556cm" svg:height="1.27cm" svg:x="4.302cm" svg:y="5.318cm">
          <text:p text:style-name="P1"><text:span text:style-name="T1">MainWindow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6.08cm" svg:y1="5.318cm" svg:x2="6.08cm" svg:y2="4.175cm" draw:start-shape="id1" draw:start-glue-point="0" draw:end-shape="id2" draw:end-glue-point="2" svg:d="m6080 5318v-1143" svg:viewBox="0 0 1 1144">
          <text:p/>
        </draw:connector>
        <draw:connector draw:style-name="gr4" draw:text-style-name="P4" draw:layer="layout" draw:type="line" svg:x1="9.89cm" svg:y1="2.968cm" svg:x2="7.858cm" svg:y2="5.953cm" draw:start-shape="id3" draw:start-glue-point="3" draw:end-shape="id1" draw:end-glue-point="1" svg:d="m9890 2968-2032 2985" svg:viewBox="0 0 2033 2986">
          <text:p/>
        </draw:connector>
        <draw:custom-shape draw:style-name="gr1" draw:text-style-name="P1" xml:id="id5" draw:id="id5" draw:layer="layout" svg:width="3.556cm" svg:height="1.27cm" svg:x="12.811cm" svg:y="7.731cm">
          <text:p text:style-name="P1"><text:span text:style-name="T1">DrawingPanel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3.556cm" svg:height="1.27cm" svg:x="12.811cm" svg:y="10.144cm">
          <text:p text:style-name="P1"><text:span text:style-name="T1">DrawingSurface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14.589cm" svg:y1="10.144cm" svg:x2="14.589cm" svg:y2="9.001cm" draw:start-shape="id4" draw:start-glue-point="0" draw:end-shape="id5" draw:end-glue-point="2" svg:d="m14589 10144v-1143" svg:viewBox="0 0 1 1144">
          <text:p/>
        </draw:connector>
        <draw:connector draw:style-name="gr5" draw:text-style-name="P4" draw:layer="layout" draw:type="line" svg:x1="12.811cm" svg:y1="10.779cm" svg:x2="6.08cm" svg:y2="6.588cm" draw:start-shape="id4" draw:start-glue-point="3" draw:end-shape="id1" draw:end-glue-point="2" svg:d="m12811 10779-6731-4191" svg:viewBox="0 0 6732 4192">
          <text:p/>
        </draw:connector>
        <draw:frame draw:style-name="gr6" draw:layer="layout" svg:width="1.429cm" svg:height="1.397cm" svg:x="8.08cm" svg:y="8.674cm">
          <draw:text-box>
            <text:p><text:span text:style-name="T2">0..</text:span><text:span text:style-name="T3">∞</text:span></text:p>
          </draw:text-box>
        </draw:frame>
        <draw:custom-shape draw:style-name="gr1" draw:text-style-name="P1" xml:id="id7" draw:id="id7" draw:layer="layout" svg:width="3.556cm" svg:height="1.27cm" svg:x="20.463cm" svg:y="12.43cm">
          <text:p text:style-name="P1"><text:span text:style-name="T1">DrawingObjec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3.556cm" svg:height="1.27cm" svg:x="20.463cm" svg:y="14.843cm">
          <text:p text:style-name="P1"><text:span text:style-name="T1">Vehicle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22.241cm" svg:y1="14.843cm" svg:x2="22.241cm" svg:y2="13.7cm" draw:start-shape="id6" draw:start-glue-point="0" draw:end-shape="id7" draw:end-glue-point="2" svg:d="m22241 14843v-1143" svg:viewBox="0 0 1 1144">
          <text:p/>
        </draw:connector>
        <draw:connector draw:style-name="gr5" draw:text-style-name="P4" draw:layer="layout" draw:type="line" svg:x1="20.463cm" svg:y1="15.478cm" svg:x2="14.589cm" svg:y2="11.414cm" draw:start-shape="id6" draw:start-glue-point="3" draw:end-shape="id4" draw:end-glue-point="2" svg:d="m20463 15478-5874-4064" svg:viewBox="0 0 5875 4065">
          <text:p/>
        </draw:connector>
        <draw:frame draw:style-name="gr6" draw:layer="layout" svg:width="1.429cm" svg:height="1.397cm" svg:x="16.462cm" svg:y="13.446cm">
          <draw:text-box>
            <text:p><text:span text:style-name="T2">0..</text:span><text:span text:style-name="T3">∞</text:span></text:p>
          </draw:text-box>
        </draw:frame>
        <draw:custom-shape draw:style-name="gr1" draw:text-style-name="P1" xml:id="id8" draw:id="id8" draw:layer="layout" svg:width="3.556cm" svg:height="1.27cm" svg:x="12.811cm" svg:y="5.191cm">
          <text:p text:style-name="P1"><text:span text:style-name="T1">JPanel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14.589cm" svg:y1="7.731cm" svg:x2="14.589cm" svg:y2="6.461cm" draw:start-shape="id5" draw:start-glue-point="0" draw:end-shape="id8" draw:end-glue-point="2" svg:d="m14589 7731v-1270" svg:viewBox="0 0 1 1271">
          <text:p/>
        </draw:connector>
        <draw:custom-shape draw:style-name="gr1" draw:text-style-name="P1" draw:layer="layout" svg:width="3.556cm" svg:height="1.27cm" svg:x="3.286cm" svg:y="11.668cm">
          <text:p text:style-name="P1"><text:span text:style-name="T1">PdrawSwing</text:span></text:p>
          <text:p text:style-name="P1"><text:span text:style-name="T4">(see note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56cm" svg:height="1.27cm" svg:x="3.286cm" svg:y="13.446cm">
          <text:p text:style-name="P1"><text:span text:style-name="T1">Ptools</text:span></text:p>
          <text:p text:style-name="P1"><text:span text:style-name="T4">(see note)</text:span>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25.273cm" svg:height="3.095cm" svg:x="1.381cm" svg:y="17.294cm">
          <draw:text-box>
            <text:p text:style-name="P5"><text:span text:style-name="T2">Notes: </text:span></text:p>
            <text:list text:style-name="L1">
              <text:list-item>
                <text:p text:style-name="P5"><text:span text:style-name="T1">PDrawSwing</text:span><text:span text:style-name="T2"> class is used to provide a limited set of methods that make Java Swing Graphics2D primitives look similar to methods used in the Processing framework.</text:span></text:p>
              </text:list-item>
              <text:list-item>
                <text:p text:style-name="P5"><text:span text:style-name="T1">PTools</text:span><text:span text:style-name="T2"> class is used to provide a limited set of methods that look similar to methods used in the Processing framework.</text:span></text:p>
              </text:list-item>
              <text:list-item>
                <text:p text:style-name="P5"><text:span text:style-name="T1">MainWindow</text:span><text:span text:style-name="T2">, </text:span><text:span text:style-name="T1">DrawingSurface</text:span><text:span text:style-name="T2">, and </text:span><text:span text:style-name="T1">Vehicle</text:span><text:span text:style-name="T2"> are just class names for demonstration purposes. <text:s/>The names for the extended classes can by anything you want.</text:span></text:p>
              </text:list-item>
            </text:list>
          </draw:text-box>
        </draw:frame>
      </draw:page>
      <draw:page draw:name="page2" draw:style-name="dp1" draw:master-page-name="Default">
        <draw:line draw:style-name="gr8" draw:text-style-name="P4" xml:id="id9" draw:id="id9" draw:layer="layout" svg:x1="2.778cm" svg:y1="4.175cm" svg:x2="2.778cm" svg:y2="19.796cm">
          <draw:glue-point draw:id="4" svg:x="0cm" svg:y="-0.332cm"/>
          <draw:glue-point draw:id="5" svg:x="0cm" svg:y="-2.776cm"/>
          <draw:glue-point draw:id="6" svg:x="0cm" svg:y="2.111cm"/>
          <draw:glue-point draw:id="7" svg:x="0cm" svg:y="-3.888cm"/>
          <draw:glue-point draw:id="8" svg:x="0cm" svg:y="-1.443cm"/>
          <draw:glue-point draw:id="9" svg:x="0cm" svg:y="1cm"/>
          <draw:glue-point draw:id="10" svg:x="0cm" svg:y="3.445cm"/>
          <text:p/>
        </draw:line>
        <draw:frame draw:style-name="gr9" draw:text-style-name="P6" draw:layer="layout" svg:width="3.516cm" svg:height="1.361cm" svg:x="1.04cm" svg:y="2.814cm">
          <draw:text-box>
            <text:p text:style-name="P4"><text:span text:style-name="T5">MainWindow</text:span></text:p>
            <text:p text:style-name="P4"><text:span text:style-name="T5">[JFrame]</text:span></text:p>
          </draw:text-box>
        </draw:frame>
        <draw:line draw:style-name="gr8" draw:text-style-name="P4" xml:id="id10" draw:id="id10" draw:layer="layout" svg:x1="10.749cm" svg:y1="4.175cm" svg:x2="10.749cm" svg:y2="19.796cm">
          <draw:glue-point draw:id="4" svg:x="0cm" svg:y="-0.332cm"/>
          <draw:glue-point draw:id="5" svg:x="0cm" svg:y="-2.776cm"/>
          <draw:glue-point draw:id="6" svg:x="0cm" svg:y="2.111cm"/>
          <draw:glue-point draw:id="7" svg:x="0cm" svg:y="-3.888cm"/>
          <draw:glue-point draw:id="8" svg:x="0cm" svg:y="-1.443cm"/>
          <draw:glue-point draw:id="9" svg:x="0cm" svg:y="1cm"/>
          <draw:glue-point draw:id="10" svg:x="0cm" svg:y="3.445cm"/>
          <text:p/>
        </draw:line>
        <draw:frame draw:style-name="gr9" draw:text-style-name="P6" draw:layer="layout" svg:width="4.274cm" svg:height="1.916cm" svg:x="8.572cm" svg:y="2.178cm">
          <draw:text-box>
            <text:p text:style-name="P4"><text:span text:style-name="T5">DrawingSurface</text:span></text:p>
            <text:p text:style-name="P4"><text:span text:style-name="T5">[DrawPanel]</text:span></text:p>
            <text:p text:style-name="P4"><text:span text:style-name="T5">[JPanel]</text:span></text:p>
          </draw:text-box>
        </draw:frame>
        <draw:connector draw:style-name="gr10" draw:text-style-name="P4" draw:layer="layout" draw:type="line" svg:x1="2.778cm" svg:y1="5.912cm" svg:x2="10.749cm" svg:y2="5.912cm" draw:start-shape="id9" draw:start-glue-point="7" draw:end-shape="id10" draw:end-glue-point="7" svg:d="m2778 5912h7971" svg:viewBox="0 0 7972 1">
          <text:p/>
        </draw:connector>
        <draw:frame draw:style-name="gr11" draw:text-style-name="P7" draw:layer="layout" svg:width="3.175cm" svg:height="0.725cm" svg:x="5.064cm" svg:y="5.318cm">
          <draw:text-box>
            <text:p text:style-name="P7"><text:span text:style-name="T1">DrawPanel()</text:span></text:p>
          </draw:text-box>
        </draw:frame>
        <draw:connector draw:style-name="gr10" draw:text-style-name="P4" xml:id="id11" draw:id="id11" draw:layer="layout" draw:type="curve" draw:line-skew="3.36cm" svg:x1="10.749cm" svg:y1="5.912cm" svg:x2="10.749cm" svg:y2="9.731cm" draw:start-shape="id10" draw:start-glue-point="7" draw:end-shape="id10" draw:end-glue-point="8" svg:d="m10749 5912c5866 0 5866 3819 0 3819" svg:viewBox="0 0 4401 3820">
          <text:p/>
        </draw:connector>
        <draw:frame draw:style-name="gr11" draw:text-style-name="P7" draw:layer="layout" svg:width="4.572cm" svg:height="0.725cm" svg:x="6.08cm" svg:y="10.181cm">
          <draw:text-box>
            <text:p text:style-name="P7"><text:span text:style-name="T1">startDrawingLoop()</text:span></text:p>
          </draw:text-box>
        </draw:frame>
        <draw:connector draw:style-name="gr10" draw:text-style-name="P4" draw:layer="layout" draw:type="curve" draw:line-skew="-3.336cm" svg:x1="10.749cm" svg:y1="9.731cm" svg:x2="10.749cm" svg:y2="11.467cm" draw:start-shape="id10" draw:start-glue-point="8" draw:end-shape="id10" draw:end-glue-point="4" svg:d="m10749 9731c-4177 0-4177 1736 0 1736" svg:viewBox="0 0 3134 1737">
          <text:p/>
        </draw:connector>
        <draw:frame draw:style-name="gr12" draw:text-style-name="P5" draw:layer="layout" svg:width="6.604cm" svg:height="2.147cm" svg:x="11.16cm" svg:y="12.281cm">
          <draw:text-box>
            <text:p text:style-name="P5"><text:span text:style-name="T2">loop calls </text:span><text:span text:style-name="T1">draw()</text:span><text:span text:style-name="T2"> every frame interval which should be overriden by your extended class</text:span></text:p>
          </draw:text-box>
        </draw:frame>
        <draw:connector draw:style-name="gr10" draw:text-style-name="P4" xml:id="id13" draw:id="id13" draw:layer="layout" draw:type="curve" draw:line-skew="3.412cm" svg:x1="10.749cm" svg:y1="11.467cm" svg:x2="10.749cm" svg:y2="15.282cm" draw:start-shape="id10" draw:start-glue-point="4" draw:end-shape="id10" draw:end-glue-point="6" svg:d="m10749 11467c5944 0 5944 3815 0 3815" svg:viewBox="0 0 4459 3816">
          <text:p/>
        </draw:connector>
        <draw:frame draw:style-name="gr13" draw:text-style-name="P5" draw:layer="layout" svg:width="4.318cm" svg:height="2.469cm" svg:x="11.16cm" svg:y="6.786cm">
          <draw:text-box>
            <text:p text:style-name="P5"><text:span text:style-name="T2">calls </text:span><text:span text:style-name="T1">setup()</text:span><text:span text:style-name="T2"> once which should be overriden by your extended class</text:span></text:p>
          </draw:text-box>
        </draw:frame>
        <draw:line draw:style-name="gr8" draw:text-style-name="P4" xml:id="id12" draw:id="id12" draw:layer="layout" svg:x1="23.82cm" svg:y1="4.139cm" svg:x2="23.82cm" svg:y2="19.76cm">
          <draw:glue-point draw:id="4" svg:x="0cm" svg:y="-0.332cm"/>
          <draw:glue-point draw:id="5" svg:x="0cm" svg:y="-2.776cm"/>
          <draw:glue-point draw:id="6" svg:x="0cm" svg:y="2.111cm"/>
          <draw:glue-point draw:id="7" svg:x="0cm" svg:y="-3.888cm"/>
          <draw:glue-point draw:id="8" svg:x="0cm" svg:y="-1.443cm"/>
          <draw:glue-point draw:id="9" svg:x="0cm" svg:y="1cm"/>
          <draw:glue-point draw:id="10" svg:x="0cm" svg:y="3.445cm"/>
          <text:p/>
        </draw:line>
        <draw:frame draw:style-name="gr9" draw:text-style-name="P6" draw:layer="layout" svg:width="4.329cm" svg:height="1.361cm" svg:x="21.574cm" svg:y="2.778cm">
          <draw:text-box>
            <text:p text:style-name="P4"><text:span text:style-name="T5">Vehicle</text:span></text:p>
            <text:p text:style-name="P4"><text:span text:style-name="T5">[DrawingObject]</text:span></text:p>
          </draw:text-box>
        </draw:frame>
        <draw:connector draw:style-name="gr10" draw:text-style-name="P4" draw:layer="layout" draw:type="line" svg:x1="15.149cm" svg:y1="7.821cm" svg:x2="23.82cm" svg:y2="7.613cm" draw:start-shape="id11" draw:start-glue-point="0" draw:end-shape="id12" draw:end-glue-point="5" svg:d="m15149 7821 8671-208" svg:viewBox="0 0 8672 209">
          <text:p/>
        </draw:connector>
        <draw:frame draw:style-name="gr11" draw:text-style-name="P5" draw:layer="layout" svg:width="6.223cm" svg:height="2.621cm" svg:x="17.637cm" svg:y="4.983cm">
          <draw:text-box>
            <text:p text:style-name="P5"><text:span text:style-name="T2">New </text:span><text:span text:style-name="T1">DrawingObjects</text:span><text:span text:style-name="T2"> can be created one time in setup() and get passed graphics informaton so that they can call drawing methods.</text:span></text:p>
          </draw:text-box>
        </draw:frame>
        <draw:connector draw:style-name="gr10" draw:text-style-name="P4" draw:layer="layout" draw:type="line" svg:x1="15.207cm" svg:y1="13.374cm" svg:x2="23.82cm" svg:y2="13.511cm" draw:start-shape="id13" draw:start-glue-point="0" draw:end-shape="id12" draw:end-glue-point="9" svg:d="m15207 13374 8613 137" svg:viewBox="0 0 8614 138">
          <text:p/>
        </draw:connector>
        <draw:frame draw:style-name="gr14" draw:text-style-name="P5" draw:layer="layout" svg:width="5.461cm" svg:height="1.673cm" svg:x="18.907cm" svg:y="11.773cm">
          <draw:text-box>
            <text:p text:style-name="P5"><text:span text:style-name="T2">A </text:span><text:span text:style-name="T1">DrawingObject</text:span><text:span text:style-name="T2">'s methods can be called every frame here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Square_20_45_20_unfilled" draw:display-name="Square 45 unfilled" svg:viewBox="0 0 3000 3000" svg:d="m1500 3000-1500-1500 1500-1500 1500 1500zm0-285-1215-1215 1215-1215 1215 1215z"/>
    <draw:marker draw:name="Triangle_20_unfilled" draw:display-name="Triangle unfilled" svg:viewBox="0 0 3000 3000" svg:d="m1500 0 1500 3000h-3000zm0 447-1176 2353h235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rank </meta:initial-creator>
    <meta:creation-date>2014-10-05T10:25:48</meta:creation-date>
    <dc:date>2014-10-05T11:24:15</dc:date>
    <dc:creator>frank </dc:creator>
    <meta:editing-duration>PT57M29S</meta:editing-duration>
    <meta:editing-cycles>16</meta:editing-cycles>
    <meta:generator>LibreOffice/3.5$Linux_x86 LibreOffice_project/350m1$Build-2</meta:generator>
    <meta:document-statistic meta:object-count="38"/>
  </office:meta>
</office:document-meta>
</file>